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5mm"/>
    </style:style>
    <style:style style:name="co2" style:family="table-column">
      <style:table-column-properties fo:break-before="auto" style:column-width="124.8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ab0f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Details</text:p>
          </table:table-cell>
        </table:table-row>
        <table:table-row table:style-name="ro1">
          <table:table-cell office:value-type="string" calcext:value-type="string">
            <text:p>good</text:p>
          </table:table-cell>
          <table:table-cell office:value-type="string" calcext:value-type="string">
            <text:p>browser view mode</text:p>
          </table:table-cell>
          <table:table-cell office:value-type="string" calcext:value-type="string">
            <text:p>generate html that reloads and either shows the image or the error messages</text:p>
          </table:table-cell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multiple bars below each other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different milestone shapes</text:p>
          </table:table-cell>
          <table:table-cell office:value-type="string" calcext:value-type="string">
            <text:p><text:span text:style-name="T1">e.g. specify type = “milestone:triangle” </text:span>instead of “milestone” </text:p>
          </table:table-cell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Arrows at the end or beginning of bars if the reach out of the shown project scope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dotted outlines for bars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Text-colors of labels in bars and milestones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show days of month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Optional responsible column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word wrap in labels (and let the row grow in height)</text:p>
          </table:table-cell>
          <table:table-cell/>
        </table:table-row>
        <table:table-row table:style-name="ro1">
          <table:table-cell office:value-type="string" calcext:value-type="string">
            <text:p>nice to have</text:p>
          </table:table-cell>
          <table:table-cell office:value-type="string" calcext:value-type="string">
            <text:p>dotted vertical line for “today”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6">00.00.0000</text:date>, <text:time style:data-style-name="N2" text:time-value="12:14:31.9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1.5.2$Windows_X86_64 LibreOffice_project/90f8dcf33c87b3705e78202e3df5142b201bd805</meta:generator>
    <dc:date>2020-03-16T12:14:48.792000000</dc:date>
    <meta:editing-duration>PT1H39M23S</meta:editing-duration>
    <meta:editing-cycles>24</meta:editing-cycles>
    <meta:document-statistic meta:table-count="1" meta:cell-count="25" meta:object-count="0"/>
  </office:meta>
</office:document-meta>
</file>